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7D0000047DB7A9A05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3a70" draw:fill="solid" draw:fill-color="#003a70" draw:textarea-horizontal-align="justify" draw:textarea-vertical-align="middle" draw:auto-grow-height="false" fo:min-height="13.25cm" fo:min-width="10.5cm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solid" draw:fill-color="#003a70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1cm" svg:height="13.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9.727cm" svg:height="9.727cm" svg:x="0.613cm" svg:y="1.84cm">
          <draw:image xlink:href="Pictures/100000010000047D0000047DB7A9A05B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1cm" fo:page-height="1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12-20T18:11:18.285000000</dc:date>
    <meta:editing-duration>PT16M4S</meta:editing-duration>
    <meta:editing-cycles>5</meta:editing-cycles>
    <meta:generator>LibreOffice/24.8.3.2$Windows_X86_64 LibreOffice_project/48a6bac9e7e268aeb4c3483fcf825c94556d9f92</meta:generator>
    <meta:document-statistic meta:object-count="2"/>
  </office:meta>
</office:document-meta>
</file>